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pt" fo:country="BR" fo:font-weight="bold" officeooo:rsid="00006298" officeooo:paragraph-rsid="00006298" style:font-weight-asian="bold" style:font-weight-complex="bold"/>
    </style:style>
    <style:style style:name="P2" style:family="paragraph" style:parent-style-name="Standard">
      <style:paragraph-properties fo:text-align="justify" style:justify-single-word="false"/>
      <style:text-properties style:font-name="Arial" fo:language="pt" fo:country="BR" fo:font-weight="normal" officeooo:rsid="00006298" officeooo:paragraph-rsid="00006298" style:font-weight-asian="normal" style:font-weight-complex="normal"/>
    </style:style>
    <style:style style:name="T1" style:family="text">
      <style:text-properties officeooo:rsid="0000d3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licação para solicitação de pintura</text:p>
      <text:p text:style-name="P1"/>
      <text:p text:style-name="P2"><text:tab/>O sistema tem como objetivo possibilitar a requisição de serviços de pintura e reparação a pintores da região. Dessa forma, clientes poderão entrar em contato com pintores para desde pintar paredes, até a pintura e reparação de moveis (através da pintura). Para tanto é possibilitado a clientes e pintores o cadastro e acesso ao sistema. <text:span text:style-name="T1">Após logado <text:s/>c</text:span>lientes poderão manipular suas informações básicas, dados de acesso, endereço, e solicitações. Com foco nas solicitações, o <text:span text:style-name="T1">cliente</text:span> poderá visualizar seu histórico de solicitações concluídas, solicitações pondentes (que ainda não foram respondidas pelo pintor ou não confirmadas pelo cliente), como também, poderá iniciar uma nova solicitação, esta por sua vez consiste no processo de busca de um profissional <text:span text:style-name="T1">e detalhamento do serviço a ser feito, mais especificamente as paredes ou moveis que serão pintados e suas respectivas cores, data e horário que deseja que o serviço seja realizado, como também endereço. Em relação ao pintor este poderá fazer tudo que o cliente faz, como também responder as solicitações a serviço, informando matérias necessários e assim confirmando que aparecerá. Desta forma o cliente poderá saber matérias e valor que será gasto para o serviço ser feito e responder ao pintor se está de acordo com os term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9-05T17:29:47.012000000</dc:date>
    <meta:editing-duration>PT12S</meta:editing-duration>
    <meta:editing-cycles>1</meta:editing-cycles>
    <meta:document-statistic meta:table-count="0" meta:image-count="0" meta:object-count="0" meta:page-count="1" meta:paragraph-count="2" meta:word-count="208" meta:character-count="1329" meta:non-whitespace-character-count="1121"/>
  </office:meta>
</office:document-meta>
</file>